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3abf7" officeooo:paragraph-rsid="0013abf7"/>
    </style:style>
    <style:style style:name="P2" style:family="paragraph" style:parent-style-name="Heading_20_1">
      <style:text-properties officeooo:paragraph-rsid="0013abf7"/>
    </style:style>
    <style:style style:name="P3" style:family="paragraph" style:parent-style-name="Standard">
      <style:text-properties officeooo:rsid="0013abf7" officeooo:paragraph-rsid="0013abf7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6">
      <style:paragraph-properties fo:margin-top="0cm" fo:margin-bottom="0cm" style:contextual-spacing="false"/>
    </style:style>
    <style:style style:name="P11" style:family="paragraph" style:parent-style-name="Text_20_body" style:list-style-name="L8">
      <style:paragraph-properties fo:margin-top="0cm" fo:margin-bottom="0cm" style:contextual-spacing="false"/>
    </style:style>
    <style:style style:name="P12" style:family="paragraph" style:parent-style-name="Text_20_body" style:list-style-name="L10">
      <style:paragraph-properties fo:margin-top="0cm" fo:margin-bottom="0cm" style:contextual-spacing="false"/>
    </style:style>
    <style:style style:name="P13" style:family="paragraph" style:parent-style-name="Text_20_body" style:list-style-name="L12"/>
    <style:style style:name="P14" style:family="paragraph" style:parent-style-name="Text_20_body" style:list-style-name="L13">
      <style:paragraph-properties fo:margin-top="0cm" fo:margin-bottom="0cm" style:contextual-spacing="false"/>
    </style:style>
    <style:style style:name="T1" style:family="text">
      <style:text-properties officeooo:rsid="0013abf7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Francesco Camarda, la joya del Milan, se convierte en el debutante más joven de la Serie A </text:span></text:h>
      <text:h text:style-name="Heading_20_2" text:outline-level="2">Con 15 años, 8 meses y 15 días, Francesco Camarda se ha estrenado este sábado durante el partido que enfrentaba al AC Milan y a la Fiorentina.</text:h>
      <text:p text:style-name="Text_20_body">25 noviembre, 2023 22:48 </text:p>
      <text:p text:style-name="Text_20_body"/>
      <text:section text:style-name="Sect1" text:name="article-body-content">
        <text:p text:style-name="Text_20_body"><text:bookmark text:name="paragraph_1"/>Apunten su nombre: <text:span text:style-name="Strong_20_Emphasis">Franceso</text:span> <text:span text:style-name="Strong_20_Emphasis">Camarda</text:span>. Nacido en la ciudad italiana de <text:span text:style-name="Strong_20_Emphasis">Milán</text:span>, el 10 de marzo de 2008, ha hecho historia en la <text:span text:style-name="Strong_20_Emphasis">Serie A</text:span> como el debutante más joven en toda su historia. Tiene solo 15 años, 8 meses y 15 días y ya sabe lo que es vestir la camiseta de uno de los clubes más importantes del mundo, el <text:span text:style-name="Strong_20_Emphasis">AC</text:span> <text:span text:style-name="Strong_20_Emphasis">Milan</text:span>, en partido oficial.</text:p>
        <text:p text:style-name="Text_20_body"><text:bookmark text:name="paragraph_2"/>Francesco Camarda disputó sus primeros minutos como profesional este sábado, en el partido que enfrentó al Milan contra la <text:span text:style-name="Strong_20_Emphasis">Fiorentina</text:span> en <text:span text:style-name="Strong_20_Emphasis">San</text:span> <text:span text:style-name="Strong_20_Emphasis">Siro</text:span>. Cuando salió a calentar, la afición ya le recibió con una sonora ovación que apenas pareció ponerle nervioso.</text:p>
      </text:section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" text:outline-level="1"><text:bookmark text:name="H1_js_65645f27e2704e60238b458b"/>Pellegrini iguala ganando su mejor serie de partidos sin perder con el Betis</text:h>
      <text:p text:style-name="Text_20_body">Tras su victoria ante Las Palmas ya son 13 encuentros consecutivos los que acumulan los verdiblancos entre todas las competiciones sin conocer la derrota</text:p>
      <text:p text:style-name="Text_20_body">Entre el tramo final de la temporada 2020-21, con cuatro victorias y siete empates, y el comienzo del curso 2021-22, con dos duelos que finalizaron en tablas, <text:span text:style-name="Strong_20_Emphasis">Manuel Pellegrini</text:span> estableció su mejor serie de partidos sin perder con el <text:span text:style-name="Strong_20_Emphasis">Betis</text:span>. Una racha que igualó ayer cuando su equipo logró imponerse a <text:span text:style-name="Strong_20_Emphasis">Las Palmas</text:span> en el regreso de <text:span text:style-name="Strong_20_Emphasis">LaLiga</text:span> tras la tercera fecha <text:span text:style-name="Strong_20_Emphasis">FIFA</text:span> de la temporada. Trece encuentros sin derrotas que meten de lleno a los verdiblancos en la pelea por todos sus objetivos.</text:p>
      <text:p text:style-name="Text_20_body">El <text:span text:style-name="Strong_20_Emphasis">Ingeniero</text:span> ha igualado la serie de hace tres años, pero mejorando notablemente los resultados. Desde que perdió 1-0 a mediados de septiembre en el <text:span text:style-name="Strong_20_Emphasis">Ibrox Stadium</text:span> frente al <text:span text:style-name="Strong_20_Emphasis">Rangers</text:span>, en la primera jornada de la fase de grupos de la <text:span text:style-name="Strong_20_Emphasis">UEFA Europa League</text:span>, el <text:span text:style-name="Strong_20_Emphasis">Betis</text:span> acumula cinco empates y cuatro victorias en <text:span text:style-name="Strong_20_Emphasis">LaLiga</text:span>, tres triunfos en el torneo continental y una goleada a domicilio en la <text:span text:style-name="Strong_20_Emphasis">Copa del Rey</text:span>, para superar al <text:span text:style-name="Strong_20_Emphasis">Hernán Cortés</text:span>. Uno de los <text:span text:style-name="Strong_20_Emphasis">Betis</text:span> más competitivos de siempre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2" fo:column-gap="0.198cm">
          <style:column-sep style:width="0.009cm" style:color="#000000" style:height="100%" style:style="solid"/>
          <style:column style:rel-width="32767*" fo:start-indent="0cm" fo:end-indent="0.099cm"/>
          <style:column style:rel-width="32768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2:15:45.748605718</meta:creation-date>
    <dc:date>2023-11-27T12:26:19.706061730</dc:date>
    <meta:editing-duration>PT23S</meta:editing-duration>
    <meta:editing-cycles>1</meta:editing-cycles>
    <meta:document-statistic meta:table-count="0" meta:image-count="0" meta:object-count="0" meta:page-count="1" meta:paragraph-count="9" meta:word-count="360" meta:character-count="2038" meta:non-whitespace-character-count="1685"/>
    <meta:generator>LibreOffice/7.3.7.2$Linux_X86_64 LibreOffice_project/30$Build-2</meta:generator>
  </office:meta>
</office:document-meta>
</file>